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dee6e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333333" draw:stroke-linejoin="round" draw:fill-color="#dee6e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4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5" style:family="paragraph">
      <loext:graphic-properties draw:fill-color="#dee6e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6" style:family="paragraph">
      <style:paragraph-properties fo:text-align="center"/>
      <style:text-properties fo:color="#111111" loext:opacity="100%" style:font-name="Hack Nerd Font Mono" fo:font-size="9pt" style:font-size-asian="9pt" style:font-size-complex="9pt"/>
    </style:style>
    <style:style style:name="P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9pt" style:font-size-complex="9pt"/>
    </style:style>
    <style:style style:name="P8" style:family="paragraph">
      <style:paragraph-properties fo:text-align="center"/>
      <style:text-properties fo:color="#111111" loext:opacity="100%" style:font-name="Hack Nerd Font Mono" fo:font-size="14pt" style:font-size-asian="9pt" style:font-size-complex="9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9pt" style:font-size-complex="9pt"/>
    </style:style>
    <style:style style:name="P10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1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1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14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1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17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8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2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1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2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8pt" style:font-size-asian="8pt" style:font-size-complex="8pt"/>
    </style:style>
    <style:style style:name="P25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 style:font-size-asian="8pt" style:font-size-complex="8pt"/>
    </style:style>
    <style:style style:name="P26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30" style:family="paragraph">
      <loext:graphic-properties draw:fill-color="#eeeeee"/>
      <style:paragraph-properties fo:margin-left="0cm" fo:margin-right="0cm" fo:margin-top="0.42cm" fo:margin-bottom="0.35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31" style:family="paragraph">
      <style:paragraph-properties fo:margin-left="0cm" fo:margin-right="0cm" fo:margin-top="0.42cm" fo:margin-bottom="0.35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32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355269" loext:opacity="100%" style:font-name="Hack Nerd Font Mono" fo:font-size="6pt" style:font-size-asian="6pt" style:font-size-complex="6pt"/>
    </style:style>
    <style:style style:name="T3" style:family="text">
      <style:text-properties fo:color="#111111" loext:opacity="100%" style:font-name="Hack Nerd Font Mono" fo:font-size="9pt" style:font-size-asian="9pt" style:font-size-complex="9pt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55269" loext:opacity="100%" style:text-outline="false" style:text-line-through-style="none" style:text-line-through-type="none" style:font-name="Hack Nerd Font Mono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111111" loext:opacity="100%" style:font-name="Hack Nerd Font Mono" fo:font-size="14pt" style:font-size-asian="9pt" style:font-size-complex="9pt"/>
    </style:style>
    <style:style style:name="T7" style:family="text">
      <style:text-properties fo:color="#111111" loext:opacity="100%" style:font-name="Hack Nerd Font Mono" fo:font-size="7pt" style:font-size-asian="14pt" style:font-size-complex="14pt"/>
    </style:style>
    <style:style style:name="T8" style:family="text">
      <style:text-properties fo:color="#111111" loext:opacity="100%" style:font-name="Hack Nerd Font Mono" fo:font-size="7pt" style:font-size-asian="7pt" style:font-size-complex="7pt"/>
    </style:style>
    <style:style style:name="T9" style:family="text">
      <style:text-properties fo:color="#111111" loext:opacity="100%" style:font-name="Hack Nerd Font Mono" fo:font-size="10pt" style:font-size-asian="12pt" style:font-size-complex="12pt"/>
    </style:style>
    <style:style style:name="T10" style:family="text">
      <style:text-properties fo:color="#111111" loext:opacity="100%" style:font-name="Hack Nerd Font Mono" fo:font-size="10pt" style:font-size-asian="14pt" style:font-size-complex="14pt"/>
    </style:style>
    <style:style style:name="T11" style:family="text">
      <style:text-properties fo:color="#111111" loext:opacity="100%" style:font-name="Hack Nerd Font Mono" fo:font-size="8pt" style:font-size-asian="8pt" style:font-size-complex="8pt"/>
    </style:style>
    <style:style style:name="T12" style:family="text">
      <style:text-properties fo:color="#111111" loext:opacity="100%" style:font-name="Hack Nerd Font Mono" fo:font-size="8pt" style:font-size-asian="14pt" style:font-size-complex="14pt"/>
    </style:style>
    <style:style style:name="T13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111111" loext:opacity="100%" style:font-name="Hack Nerd Font Mono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6.3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0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5.025cm" svg:y="2.775cm">
          <text:p text:style-name="P3"><text:span text:style-name="T1">N</text:span></text:p>
          <text:p text:style-name="P3"><text:span text:style-name="T2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3.75cm" svg:y="2.4cm">
          <text:p text:style-name="P3"><text:span text:style-name="T1">E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.6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5" draw:layer="layout" svg:width="1.2cm" svg:height="1.2cm" svg:x="2.475cm" svg:y="2.7cm">
          <text:p text:style-name="P1"><text:span text:style-name="T1">S</text:span></text:p>
          <text:p text:style-name="P1"><text:span text:style-name="T2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.2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1.2cm" svg:height="1.2cm" svg:x="1.2cm" svg:y="3.525cm">
          <text:p text:style-name="P3"><text:span text:style-name="T1">A</text:span></text:p>
          <text:p text:style-name="P3"><text:span text:style-name="T2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6.8cm" svg:y="3.525cm">
          <text:p text:style-name="P3"><text:span text:style-name="T1">U</text:span></text:p>
          <text:p text:style-name="P3"><text:span text:style-name="T2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5.525cm" svg:y="2.7cm">
          <text:p text:style-name="P3"><text:span text:style-name="T1">I</text:span></text:p>
          <text:p text:style-name="P3"><text:span text:style-name="T2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7" draw:layer="layout" svg:width="1.2cm" svg:height="1.2cm" svg:x="15.525cm" svg:y="3.975cm">
          <text:p text:style-name="P6"><text:span text:style-name="T3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4.25cm" svg:y="2.4cm">
          <text:p text:style-name="P3"><text:span text:style-name="T1">T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2.975cm" svg:y="2.775cm">
          <text:p text:style-name="P3"><text:span text:style-name="T4">R</text:span></text:p>
          <text:p text:style-name="P3"><text:span text:style-name="T5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.9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9" draw:layer="layout" svg:width="1.2cm" svg:height="1.2cm" svg:x="11.7cm" svg:y="3.225cm">
          <text:p text:style-name="P8"><text:span text:style-name="T6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5.325cm" svg:y="5.625cm">
          <text:p text:style-name="P10"><text:span text:style-name="T7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6.6cm" svg:y="5.55cm">
          <text:p text:style-name="P10"><text:span text:style-name="T7">Space</text:span></text:p>
          <text:p text:style-name="P10"><text:span text:style-name="T7">Sym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7.875cm" svg:y="5.475cm">
          <text:p text:style-name="P12"><text:span text:style-name="T8">Es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0.125cm" svg:y="5.475cm">
          <text:p text:style-name="P10"><text:span text:style-name="T7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1.4cm" svg:y="5.55cm">
          <text:p text:style-name="P10"><text:span text:style-name="T7">Space</text:span></text:p>
          <text:p text:style-name="P10"><text:span text:style-name="T7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2.675cm" svg:y="5.625cm">
          <text:p text:style-name="P10"><text:span text:style-name="T7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5" draw:layer="layout" svg:width="3.3cm" svg:height="0.6cm" svg:x="0.6cm" svg:y="0cm">
          <text:p text:style-name="P14"><text:span text:style-name="T9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4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5.275cm">
          <text:p text:style-name="P1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6.55cm">
          <text:p text:style-name="P3"><text:span text:style-name="T1">$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3.625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4.9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6.175cm">
          <text:p text:style-name="P3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3.925cm">
          <text:p text:style-name="P1"><text:span text:style-name="T1">&l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5.2cm">
          <text:p text:style-name="P1"><text:span text:style-name="T1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6.475cm">
          <text:p text:style-name="P3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4.75cm">
          <text:p text:style-name="P1"><text:span text:style-name="T1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6.025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4.7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6.0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3.9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5.2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6.4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3.6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4.9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6.1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4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5.2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6.5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7.3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6.6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87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11.4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22.5cm">
          <text:p text:style-name="P18"><text:span text:style-name="T10">Nume</text:span><text:span text:style-name="T10">ric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1.5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2.775cm">
          <text:p text:style-name="P3"><text:span text:style-name="T11">Le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4.05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1.125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2.4cm">
          <text:p text:style-name="P3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3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31.425cm">
          <text:p text:style-name="P3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2.7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3.975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2.25cm">
          <text:p text:style-name="P3"><text:span text:style-name="T1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3.525cm">
          <text:p text:style-name="P3"><text:span text:style-name="T1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6.8cm" svg:y="32.25cm">
          <text:p text:style-name="P21"><text:span text:style-name="T11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0" draw:layer="layout" svg:width="1.2cm" svg:height="1.2cm" svg:x="16.8cm" svg:y="33.525cm">
          <text:p text:style-name="P23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0" draw:layer="layout" svg:width="1.2cm" svg:height="1.2cm" svg:x="15.525cm" svg:y="31.425cm">
          <text:p text:style-name="P23"><text:span text:style-name="T12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0" draw:layer="layout" svg:width="1.2cm" svg:height="1.2cm" svg:x="15.525cm" svg:y="32.7cm">
          <text:p text:style-name="P23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5" draw:layer="layout" svg:width="1.2cm" svg:height="1.2cm" svg:x="15.525cm" svg:y="33.975cm">
          <text:p text:style-name="P24"><text:span text:style-name="T11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0" draw:layer="layout" svg:width="1.2cm" svg:height="1.2cm" svg:x="14.25cm" svg:y="31.125cm">
          <text:p text:style-name="P23"><text:span text:style-name="T12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0" draw:layer="layout" svg:width="1.2cm" svg:height="1.2cm" svg:x="14.25cm" svg:y="32.4cm">
          <text:p text:style-name="P23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0" draw:layer="layout" svg:width="1.2cm" svg:height="1.2cm" svg:x="14.25cm" svg:y="33.675cm">
          <text:p text:style-name="P23"><text:span text:style-name="T12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2.975cm" svg:y="31.5cm">
          <text:p text:style-name="P21"><text:span text:style-name="T11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0" draw:layer="layout" svg:width="1.2cm" svg:height="1.2cm" svg:x="12.975cm" svg:y="32.775cm">
          <text:p text:style-name="P23"><text:span text:style-name="T1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2.975cm" svg:y="34.05cm">
          <text:p text:style-name="P26"><text:span text:style-name="T12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1.7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1.7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6.8cm" svg:y="34.8cm">
          <text:p text:style-name="P26"><text:span text:style-name="T12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12.67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30cm">
          <text:p text:style-name="P18"><text:span text:style-name="T10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6.3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6.3cm" svg:y="1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9" draw:layer="layout" svg:width="1.2cm" svg:height="1.2cm" svg:x="5.025cm" svg:y="9cm">
          <text:p text:style-name="P28"><text:span text:style-name="T10">Wh</text:span></text:p>
          <text:p text:style-name="P28"><text:span text:style-name="T10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0" draw:layer="layout" svg:width="1.2cm" svg:height="1.2cm" svg:x="5.025cm" svg:y="10.275cm">
          <text:p text:style-name="P23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5.025cm" svg:y="11.55cm">
          <text:p text:style-name="P26"><text:span text:style-name="T12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29" draw:layer="layout" svg:width="1.2cm" svg:height="1.2cm" svg:x="3.75cm" svg:y="8.625cm">
          <text:p text:style-name="P28"><text:span text:style-name="T10">Wh</text:span></text:p>
          <text:p text:style-name="P28"><text:span text:style-name="T10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0" draw:layer="layout" svg:width="1.2cm" svg:height="1.2cm" svg:x="3.75cm" svg:y="9.9cm">
          <text:p text:style-name="P23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3.75cm" svg:y="11.175cm">
          <text:p text:style-name="P26"><text:span text:style-name="T12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0" draw:layer="layout" svg:width="1.2cm" svg:height="1.2cm" svg:x="2.475cm" svg:y="8.925cm">
          <text:p text:style-name="P23"><text:span text:style-name="T14">Wh</text:span></text:p>
          <text:p text:style-name="P23"><text:span text:style-name="T10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0" draw:layer="layout" svg:width="1.2cm" svg:height="1.2cm" svg:x="2.475cm" svg:y="10.2cm">
          <text:p text:style-name="P23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2.475cm" svg:y="11.475cm">
          <text:p text:style-name="P26"><text:span text:style-name="T12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0" draw:layer="layout" svg:width="1.2cm" svg:height="1.2cm" svg:x="1.2cm" svg:y="9.75cm">
          <text:p text:style-name="P23"><text:span text:style-name="T15">Wh</text:span></text:p>
          <text:p text:style-name="P23"><text:span text:style-name="T15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0" draw:layer="layout" svg:width="1.2cm" svg:height="1.2cm" svg:x="1.2cm" svg:y="11.025cm">
          <text:p text:style-name="P23"><text:span text:style-name="T1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.2cm" svg:y="12.3cm">
          <text:p text:style-name="P26"><text:span text:style-name="T12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5.525cm" svg:y="10.2cm">
          <text:p text:style-name="P26"><text:span text:style-name="T12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8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4.25cm" svg:y="9.9cm">
          <text:p text:style-name="P26"><text:span text:style-name="T12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1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2.975cm" svg:y="10.275cm">
          <text:p text:style-name="P26"><text:span text:style-name="T12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5.325cm" svg:y="1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1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1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0.125cm" svg:y="12.975cm">
          <text:p text:style-name="P21"><text:span text:style-name="T11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1.4cm" svg:y="13.05cm">
          <text:p text:style-name="P21"><text:span text:style-name="T11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2.675cm" svg:y="13.125cm">
          <text:p text:style-name="P21"><text:span text:style-name="T11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7.5cm">
          <text:p text:style-name="P18"><text:span text:style-name="T10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9cm">
          <text:p text:style-name="P3"><text:span text:style-name="T12">FN1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0.275cm">
          <text:p text:style-name="P3"><text:span text:style-name="T12">FN1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1.55cm">
          <text:p text:style-name="P3"><text:span text:style-name="T12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8.625cm">
          <text:p text:style-name="P3"><text:span text:style-name="T12">FN1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9.9cm">
          <text:p text:style-name="P3"><text:span text:style-name="T12">FN1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1.175cm">
          <text:p text:style-name="P3"><text:span text:style-name="T12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8.925cm">
          <text:p text:style-name="P3"><text:span text:style-name="T12">FN1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0.2cm">
          <text:p text:style-name="P3"><text:span text:style-name="T12">FN1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1.475cm">
          <text:p text:style-name="P3"><text:span text:style-name="T12">FN1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.2cm" svg:y="41.025cm">
          <text:p text:style-name="P21"><text:span text:style-name="T11">FN2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6.8cm" svg:y="3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6.8cm" svg:y="41.025cm">
          <text:p text:style-name="P26"><text:span text:style-name="T12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5.525cm" svg:y="38.925cm">
          <text:p text:style-name="P18"><text:span text:style-name="T10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5.525cm" svg:y="40.2cm">
          <text:p text:style-name="P18"><text:span text:style-name="T10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5.525cm" svg:y="41.475cm">
          <text:p text:style-name="P18"><text:span text:style-name="T10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25cm" svg:y="38.625cm">
          <text:p text:style-name="P18"><text:span text:style-name="T10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25cm" svg:y="39.9cm">
          <text:p text:style-name="P18"><text:span text:style-name="T10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25cm" svg:y="41.175cm">
          <text:p text:style-name="P18"><text:span text:style-name="T10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975cm" svg:y="39cm">
          <text:p text:style-name="P18"><text:span text:style-name="T10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975cm" svg:y="40.275cm">
          <text:p text:style-name="P18"><text:span text:style-name="T10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975cm" svg:y="41.55cm">
          <text:p text:style-name="P18"><text:span text:style-name="T10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6.8cm" svg:y="4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11.4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12.67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37.5cm">
          <text:p text:style-name="P18"><text:span text:style-name="T10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6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8.225cm">
          <text:p text:style-name="P1"><text:span text:style-name="T1">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6.5cm">
          <text:p text:style-name="P1"><text:span text:style-name="T1">Ô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0" draw:layer="layout" svg:width="1.2cm" svg:height="1.2cm" svg:x="5.025cm" svg:y="47.775cm">
          <text:p text:style-name="P3"><text:span text:style-name="T1">Ò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0" draw:layer="layout" svg:width="1.2cm" svg:height="1.2cm" svg:x="5.025cm" svg:y="49.05cm">
          <text:p text:style-name="P3"><text:span text:style-name="T1">Ö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6.125cm">
          <text:p text:style-name="P1"><text:span text:style-name="T1">Ê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0" draw:layer="layout" svg:width="1.2cm" svg:height="1.2cm" svg:x="3.75cm" svg:y="47.4cm">
          <text:p text:style-name="P3"><text:span text:style-name="T1">È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8.675cm">
          <text:p text:style-name="P1"><text:span text:style-name="T1">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6.425cm">
          <text:p text:style-name="P1"><text:span text:style-name="T1">Ç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20" draw:layer="layout" svg:width="1.2cm" svg:height="1.2cm" svg:x="2.475cm" svg:y="47.7cm">
          <text:p text:style-name="P3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8.97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7.25cm">
          <text:p text:style-name="P1"><text:span text:style-name="T1">Â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8.525cm">
          <text:p text:style-name="P1"><text:span text:style-name="T1">À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9.8cm">
          <text:p text:style-name="P1"><text:span text:style-name="T1">Ä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7.25cm">
          <text:p text:style-name="P1"><text:span text:style-name="T1">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8.525cm">
          <text:p text:style-name="P1"><text:span text:style-name="T1">Ù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6.425cm">
          <text:p text:style-name="P1"><text:span text:style-name="T1">Î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7.7cm">
          <text:p text:style-name="P1"><text:span text:style-name="T1">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15.525cm" svg:y="48.975cm">
          <text:p text:style-name="P1"><text:span text:style-name="T1">Ï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6.125cm">
          <text:p text:style-name="P1"><text:span text:style-name="T1">Ŷ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7.4cm">
          <text:p text:style-name="P1"><text:span text:style-name="T1">Ỳ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8.675cm">
          <text:p text:style-name="P1"><text:span text:style-name="T1">Ÿ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7.7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9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6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8.225cm">
          <text:p text:style-name="P1"><text:span text:style-name="T1">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9.8cm">
          <text:p text:style-name="P1"><text:span text:style-name="T1">Ü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5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5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5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5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5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5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45cm">
          <text:p text:style-name="P18"><text:span text:style-name="T10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6.3cm" svg:y="16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6.3cm" svg:y="18.2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5.025cm" svg:y="16.501cm">
          <text:p text:style-name="P3"><text:span text:style-name="T1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5.025cm" svg:y="17.776cm">
          <text:p text:style-name="P3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5.025cm" svg:y="19.051cm">
          <text:p text:style-name="P3"><text:span text:style-name="T1">&amp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3.75cm" svg:y="16.126cm">
          <text:p text:style-name="P3"><text:span text:style-name="T1">“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3.75cm" svg:y="17.401cm">
          <text:p text:style-name="P3"><text:span text:style-name="T1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3.75cm" svg:y="18.676cm">
          <text:p text:style-name="P3"><text:span text:style-name="T1">|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2.475cm" svg:y="16.426cm">
          <text:p text:style-name="P31"><text:span text:style-name="T1">#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17.701cm">
          <text:p text:style-name="P3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18.976cm">
          <text:p text:style-name="P3"><text:span text:style-name="T1">~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.2cm" svg:y="17.251cm">
          <text:p text:style-name="P3"><text:span text:style-name="T1">!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.2cm" svg:y="18.526cm">
          <text:p text:style-name="P3"><text:span text:style-name="T1">?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.2cm" svg:y="19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8cm" svg:y="17.251cm">
          <text:p text:style-name="P3"><text:span text:style-name="T1">\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8.526cm">
          <text:p text:style-name="P3"><text:span text:style-name="T1">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6.426cm">
          <text:p text:style-name="P1"><text:span text:style-name="T1">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7.701cm">
          <text:p text:style-name="P1"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8.976cm">
          <text:p text:style-name="P1">}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6.126cm">
          <text:p text:style-name="P3"><text:span text:style-name="T1">@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7.401cm">
          <text:p text:style-name="P3"><text:span text:style-name="T1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8.676cm">
          <text:p text:style-name="P1">`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6.501cm">
          <text:p text:style-name="P1"><text:span text:style-name="T1">[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7.776cm">
          <text:p text:style-name="P1"><text:span text:style-name="T1">(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9.051cm">
          <text:p text:style-name="P1">{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1.7cm" svg:y="16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1.7cm" svg:y="18.2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8cm" svg:y="19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0.6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2" draw:layer="layout" svg:width="1.2cm" svg:height="1.2cm" svg:x="6.6cm" svg:y="20.5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875cm" svg:y="20.4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0.4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20.5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0.6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15.001cm">
          <text:p text:style-name="P18"><text:span text:style-name="T10">Symbols</text:span></text:p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1-01T17:41:40.270293617</dc:date>
    <meta:editing-duration>P3DT2H23M41S</meta:editing-duration>
    <meta:editing-cycles>238</meta:editing-cycles>
    <meta:generator>LibreOffice/24.2.6.2$Linux_X86_64 LibreOffice_project/420$Build-2</meta:generator>
    <meta:print-date>2024-10-22T17:03:13.015328525</meta:print-date>
    <meta:document-statistic meta:object-count="245"/>
  </office:meta>
</office:document-meta>
</file>